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2dad10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paragraph-rsid="002dc8c9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10969" officeooo:paragraph-rsid="00110969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10969" officeooo:paragraph-rsid="00167693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10969" officeooo:paragraph-rsid="001a51e5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10969" officeooo:paragraph-rsid="0013f0fe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10969" officeooo:paragraph-rsid="001c9280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10969" officeooo:paragraph-rsid="002a18ca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10969" officeooo:paragraph-rsid="002dc8c9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10969" officeooo:paragraph-rsid="002fbef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601c2" officeooo:paragraph-rsid="001601c2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Ubuntu" fo:font-size="14pt" officeooo:rsid="001601c2" officeooo:paragraph-rsid="001601c2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f9da2" officeooo:paragraph-rsid="001f9da2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fo:font-weight="normal" officeooo:rsid="001a51e5" officeooo:paragraph-rsid="0016769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style:font-name="Ubuntu" fo:font-size="14pt" fo:font-weight="normal" officeooo:rsid="001a51e5" officeooo:paragraph-rsid="001a51e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style:font-name="Ubuntu" fo:font-size="14pt" fo:font-weight="normal" officeooo:rsid="001c21d6" officeooo:paragraph-rsid="001c21d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style:font-name="Ubuntu" fo:font-size="14pt" fo:font-weight="normal" officeooo:rsid="001c21d6" officeooo:paragraph-rsid="002b334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style:font-name="Ubuntu" fo:font-size="14pt" fo:font-weight="normal" officeooo:rsid="001c21d6" officeooo:paragraph-rsid="002dad1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style:font-name="Ubuntu" fo:font-size="14pt" fo:font-weight="normal" officeooo:rsid="001c21d6" officeooo:paragraph-rsid="002dc8c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style:font-name="Ubuntu" fo:font-size="14pt" fo:font-weight="normal" officeooo:rsid="0022f20e" officeooo:paragraph-rsid="002dad10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style:font-name="Ubuntu" fo:font-size="14pt" fo:font-weight="normal" officeooo:rsid="002fbefb" officeooo:paragraph-rsid="002fbefb" fo:background-color="transparent" style:font-size-asian="14pt" style:font-weight-asian="normal" style:font-size-complex="14pt" style:font-weight-complex="normal"/>
    </style:style>
    <style:style style:name="P2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4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5" style:family="paragraph" style:parent-style-name="Standard">
      <style:paragraph-properties fo:line-height="150%"/>
      <style:text-properties style:font-name="Ubuntu" fo:font-size="14pt" officeooo:paragraph-rsid="003395c9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paragraph-rsid="0035a4ea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paragraph-rsid="00365f67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paragraph-rsid="00386b3e" style:font-size-asian="14pt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style:font-name="Ubuntu" fo:font-size="14pt" officeooo:rsid="001601c2" officeooo:paragraph-rsid="001601c2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110969" officeooo:paragraph-rsid="001c21d6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110969" officeooo:paragraph-rsid="003395c9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fo:font-weight="normal" officeooo:rsid="00110969" officeooo:paragraph-rsid="003395c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/>
      <style:text-properties style:font-name="Ubuntu" fo:font-size="14pt" fo:font-weight="normal" officeooo:rsid="00110969" officeooo:paragraph-rsid="00355d7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/>
      <style:text-properties style:font-name="Ubuntu" fo:font-size="14pt" fo:font-weight="normal" officeooo:rsid="00110969" officeooo:paragraph-rsid="0035a4ea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/>
      <style:text-properties style:font-name="Ubuntu" fo:font-size="14pt" fo:font-weight="normal" officeooo:rsid="001c21d6" officeooo:paragraph-rsid="00365f6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/>
      <style:text-properties style:font-name="Ubuntu" fo:font-size="14pt" fo:font-weight="normal" officeooo:rsid="001c21d6" officeooo:paragraph-rsid="003696f9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/>
      <style:text-properties style:font-name="Ubuntu" fo:font-size="14pt" fo:font-weight="normal" officeooo:rsid="001c21d6" officeooo:paragraph-rsid="00386b3e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/>
      <style:text-properties style:font-name="Ubuntu" fo:font-size="14pt" fo:font-weight="normal" officeooo:rsid="0022f20e" officeooo:paragraph-rsid="00365f67" fo:background-color="#dddddd" style:font-size-asian="14pt" style:font-weight-asian="normal" style:font-size-complex="14pt" style:font-weight-complex="normal"/>
    </style:style>
    <style:style style:name="T1" style:family="text">
      <style:text-properties officeooo:rsid="00128d34"/>
    </style:style>
    <style:style style:name="T2" style:family="text">
      <style:text-properties officeooo:rsid="0013530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530b" style:font-weight-asian="bold" style:font-weight-complex="bold"/>
    </style:style>
    <style:style style:name="T5" style:family="text">
      <style:text-properties fo:font-weight="bold" officeooo:rsid="0013f0fe" style:font-weight-asian="bold" style:font-weight-complex="bold"/>
    </style:style>
    <style:style style:name="T6" style:family="text">
      <style:text-properties fo:font-weight="bold" officeooo:rsid="00167693" style:font-weight-asian="bold" style:font-weight-complex="bold"/>
    </style:style>
    <style:style style:name="T7" style:family="text">
      <style:text-properties fo:font-weight="bold" officeooo:rsid="001a51e5" style:font-weight-asian="bold" style:font-weight-complex="bold"/>
    </style:style>
    <style:style style:name="T8" style:family="text">
      <style:text-properties fo:font-weight="bold" officeooo:rsid="001c21d6" style:font-weight-asian="bold" style:font-weight-complex="bold"/>
    </style:style>
    <style:style style:name="T9" style:family="text">
      <style:text-properties fo:font-weight="bold" officeooo:rsid="0021ea7b" style:font-weight-asian="bold" style:font-weight-complex="bold"/>
    </style:style>
    <style:style style:name="T10" style:family="text">
      <style:text-properties fo:font-weight="bold" officeooo:rsid="002a18ca" style:font-weight-asian="bold" style:font-weight-complex="bold"/>
    </style:style>
    <style:style style:name="T11" style:family="text">
      <style:text-properties fo:font-weight="bold" officeooo:rsid="002c1e75" style:font-weight-asian="bold" style:font-weight-complex="bold"/>
    </style:style>
    <style:style style:name="T12" style:family="text">
      <style:text-properties fo:font-weight="bold" officeooo:rsid="002dad10" style:font-weight-asian="bold" style:font-weight-complex="bold"/>
    </style:style>
    <style:style style:name="T13" style:family="text">
      <style:text-properties fo:font-weight="bold" officeooo:rsid="002dc8c9" style:font-weight-asian="bold" style:font-weight-complex="bold"/>
    </style:style>
    <style:style style:name="T14" style:family="text">
      <style:text-properties fo:font-weight="bold" officeooo:rsid="002fbefb" style:font-weight-asian="bold" style:font-weight-complex="bold"/>
    </style:style>
    <style:style style:name="T15" style:family="text">
      <style:text-properties officeooo:rsid="0013f0fe"/>
    </style:style>
    <style:style style:name="T16" style:family="text">
      <style:text-properties fo:font-weight="normal" officeooo:rsid="001a51e5" style:font-weight-asian="normal" style:font-weight-complex="normal"/>
    </style:style>
    <style:style style:name="T17" style:family="text">
      <style:text-properties fo:font-weight="normal" officeooo:rsid="001c21d6" style:font-weight-asian="normal" style:font-weight-complex="normal"/>
    </style:style>
    <style:style style:name="T18" style:family="text">
      <style:text-properties fo:font-weight="normal" officeooo:rsid="002e82d5" style:font-weight-asian="normal" style:font-weight-complex="normal"/>
    </style:style>
    <style:style style:name="T19" style:family="text">
      <style:text-properties fo:font-weight="normal" officeooo:rsid="002dc8c9" style:font-weight-asian="normal" style:font-weight-complex="normal"/>
    </style:style>
    <style:style style:name="T20" style:family="text">
      <style:text-properties fo:font-weight="normal" officeooo:rsid="002fbefb" style:font-weight-asian="normal" style:font-weight-complex="normal"/>
    </style:style>
    <style:style style:name="T21" style:family="text">
      <style:text-properties fo:font-weight="normal" officeooo:rsid="0013f0fe" style:font-weight-asian="normal" style:font-weight-complex="normal"/>
    </style:style>
    <style:style style:name="T22" style:family="text">
      <style:text-properties fo:font-weight="normal" officeooo:rsid="002dad10" style:font-weight-asian="normal" style:font-weight-complex="normal"/>
    </style:style>
    <style:style style:name="T23" style:family="text">
      <style:text-properties fo:font-weight="normal" fo:background-color="#dddddd" loext:char-shading-value="0" style:font-weight-asian="normal" style:font-weight-complex="normal"/>
    </style:style>
    <style:style style:name="T24" style:family="text">
      <style:text-properties fo:font-weight="normal" officeooo:rsid="0013530b" fo:background-color="#dddddd" loext:char-shading-value="0" style:font-weight-asian="normal" style:font-weight-complex="normal"/>
    </style:style>
    <style:style style:name="T25" style:family="text">
      <style:text-properties fo:font-weight="normal" officeooo:rsid="0013f0fe" fo:background-color="#dddddd" loext:char-shading-value="0" style:font-weight-asian="normal" style:font-weight-complex="normal"/>
    </style:style>
    <style:style style:name="T26" style:family="text">
      <style:text-properties fo:font-weight="normal" officeooo:rsid="001c21d6" fo:background-color="#dddddd" loext:char-shading-value="0" style:font-weight-asian="normal" style:font-weight-complex="normal"/>
    </style:style>
    <style:style style:name="T27" style:family="text">
      <style:text-properties fo:font-weight="normal" officeooo:rsid="002fbefb" fo:background-color="#dddddd" loext:char-shading-value="0" style:font-weight-asian="normal" style:font-weight-complex="normal"/>
    </style:style>
    <style:style style:name="T28" style:family="text">
      <style:text-properties fo:font-weight="normal" officeooo:rsid="00110969" fo:background-color="#dddddd" loext:char-shading-value="0" style:font-weight-asian="normal" style:font-weight-complex="normal"/>
    </style:style>
    <style:style style:name="T29" style:family="text">
      <style:text-properties fo:font-weight="normal" officeooo:rsid="002dad10" fo:background-color="#dddddd" loext:char-shading-value="0" style:font-weight-asian="normal" style:font-weight-complex="normal"/>
    </style:style>
    <style:style style:name="T30" style:family="text">
      <style:text-properties fo:font-weight="normal" officeooo:rsid="00261df0" fo:background-color="#dddddd" loext:char-shading-value="0" style:font-weight-asian="normal" style:font-weight-complex="normal"/>
    </style:style>
    <style:style style:name="T31" style:family="text">
      <style:text-properties fo:font-weight="normal" officeooo:rsid="002dc8c9" fo:background-color="#dddddd" loext:char-shading-value="0" style:font-weight-asian="normal" style:font-weight-complex="normal"/>
    </style:style>
    <style:style style:name="T32" style:family="text">
      <style:text-properties fo:font-weight="normal" officeooo:rsid="00386b3e" fo:background-color="#dddddd" loext:char-shading-value="0" style:font-weight-asian="normal" style:font-weight-complex="normal"/>
    </style:style>
    <style:style style:name="T33" style:family="text">
      <style:text-properties fo:font-weight="normal" officeooo:rsid="001c21d6" fo:background-color="transparent" loext:char-shading-value="0" style:font-weight-asian="normal" style:font-weight-complex="normal"/>
    </style:style>
    <style:style style:name="T34" style:family="text">
      <style:text-properties fo:font-weight="normal" officeooo:rsid="001c21d6" fo:background-color="transparent" loext:char-shading-value="0" style:font-weight-asian="normal" style:font-weight-complex="normal"/>
    </style:style>
    <style:style style:name="T35" style:family="text">
      <style:text-properties fo:font-weight="normal" officeooo:rsid="002fbefb" fo:background-color="transparent" loext:char-shading-value="0" style:font-weight-asian="normal" style:font-weight-complex="normal"/>
    </style:style>
    <style:style style:name="T36" style:family="text">
      <style:text-properties fo:font-weight="normal" officeooo:rsid="00110969" fo:background-color="transparent" loext:char-shading-value="0" style:font-weight-asian="normal" style:font-weight-complex="normal"/>
    </style:style>
    <style:style style:name="T37" style:family="text">
      <style:text-properties fo:font-weight="normal" officeooo:rsid="002dad10" fo:background-color="transparent" loext:char-shading-value="0" style:font-weight-asian="normal" style:font-weight-complex="normal"/>
    </style:style>
    <style:style style:name="T38" style:family="text">
      <style:text-properties fo:font-weight="normal" officeooo:rsid="002dad10" fo:background-color="transparent" loext:char-shading-value="0" style:font-weight-asian="normal" style:font-weight-complex="normal"/>
    </style:style>
    <style:style style:name="T39" style:family="text">
      <style:text-properties officeooo:rsid="00186c98"/>
    </style:style>
    <style:style style:name="T40" style:family="text">
      <style:text-properties officeooo:rsid="001a0156"/>
    </style:style>
    <style:style style:name="T41" style:family="text">
      <style:text-properties officeooo:rsid="001a51e5"/>
    </style:style>
    <style:style style:name="T42" style:family="text">
      <style:text-properties officeooo:rsid="001c9280"/>
    </style:style>
    <style:style style:name="T43" style:family="text">
      <style:text-properties officeooo:rsid="001f3eed"/>
    </style:style>
    <style:style style:name="T44" style:family="text">
      <style:text-properties officeooo:rsid="00211088"/>
    </style:style>
    <style:style style:name="T45" style:family="text">
      <style:text-properties officeooo:rsid="0022f20e"/>
    </style:style>
    <style:style style:name="T46" style:family="text">
      <style:text-properties officeooo:rsid="00261df0"/>
    </style:style>
    <style:style style:name="T47" style:family="text">
      <style:text-properties officeooo:rsid="0027cf82"/>
    </style:style>
    <style:style style:name="T48" style:family="text">
      <style:text-properties fo:color="#000000" loext:opacity="100%" fo:background-color="#dddddd" loext:char-shading-value="0"/>
    </style:style>
    <style:style style:name="T49" style:family="text">
      <style:text-properties fo:color="#000000" loext:opacity="100%" officeooo:rsid="00261df0" fo:background-color="#dddddd" loext:char-shading-value="0"/>
    </style:style>
    <style:style style:name="T50" style:family="text">
      <style:text-properties fo:background-color="#dddddd" loext:char-shading-value="0"/>
    </style:style>
    <style:style style:name="T51" style:family="text">
      <style:text-properties officeooo:rsid="00261df0" fo:background-color="#dddddd" loext:char-shading-value="0"/>
    </style:style>
    <style:style style:name="T52" style:family="text">
      <style:text-properties officeooo:rsid="002dc8c9" fo:background-color="#dddddd" loext:char-shading-value="0"/>
    </style:style>
    <style:style style:name="T53" style:family="text">
      <style:text-properties officeooo:rsid="0013f0fe" fo:background-color="#dddddd" loext:char-shading-value="0"/>
    </style:style>
    <style:style style:name="T54" style:family="text">
      <style:text-properties officeooo:rsid="002fbefb" fo:background-color="#dddddd" loext:char-shading-value="0"/>
    </style:style>
    <style:style style:name="T55" style:family="text">
      <style:text-properties officeooo:rsid="002dad10" fo:background-color="#dddddd" loext:char-shading-value="0"/>
    </style:style>
    <style:style style:name="T56" style:family="text">
      <style:text-properties officeooo:rsid="00386b3e" fo:background-color="#dddddd" loext:char-shading-value="0"/>
    </style:style>
    <style:style style:name="T57" style:family="text">
      <style:text-properties officeooo:rsid="002b334e"/>
    </style:style>
    <style:style style:name="T58" style:family="text">
      <style:text-properties officeooo:rsid="002c1e75"/>
    </style:style>
    <style:style style:name="T59" style:family="text">
      <style:text-properties officeooo:rsid="002dad10"/>
    </style:style>
    <style:style style:name="T60" style:family="text">
      <style:text-properties officeooo:rsid="002dc8c9"/>
    </style:style>
    <style:style style:name="T61" style:family="text">
      <style:text-properties officeooo:rsid="002fbefb"/>
    </style:style>
    <style:style style:name="T62" style:family="text">
      <style:text-properties fo:background-color="transparent" loext:char-shading-value="0"/>
    </style:style>
    <style:style style:name="T63" style:family="text">
      <style:text-properties fo:background-color="transparent" loext:char-shading-value="0"/>
    </style:style>
    <style:style style:name="T64" style:family="text">
      <style:text-properties officeooo:rsid="0013f0fe" fo:background-color="transparent" loext:char-shading-value="0"/>
    </style:style>
    <style:style style:name="T65" style:family="text">
      <style:text-properties officeooo:rsid="002dad10" fo:background-color="transparent" loext:char-shading-value="0"/>
    </style:style>
    <style:style style:name="T66" style:family="text">
      <style:text-properties officeooo:rsid="002dc8c9" fo:background-color="transparent" loext:char-shading-value="0"/>
    </style:style>
    <style:style style:name="T67" style:family="text">
      <style:text-properties officeooo:rsid="002dc8c9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Meta Tags</text:h>
      <text:p text:style-name="P8">As meta tags<text:span text:style-name="T42"> fornecem informações de definições ou são r</text:span>esponsaveis pelas configurações do site. <text:span text:style-name="T1">F</text:span>az o navegador interpretar melhor o site <text:span text:style-name="T1">e ajuda no </text:span>S.E.O (ranqueamento de um site nas paginas do google). <text:span text:style-name="T1">Por ser responsavel pela configuração elas não são visiveis </text:span><text:span text:style-name="T2">mas são muito importantes, </text:span><text:span text:style-name="T43">por isso são inseridas dentro da tag &lt;head&gt;.</text:span></text:p>
      <text:p text:style-name="P14"/>
      <text:p text:style-name="P14">Existem 2 tipos principais de meta tags, http-equiv e name, ambas possuem content=”” que especifica o conteudo, relação ou configuração deles. O http-equiv controla as ações do browser e o name <text:span text:style-name="T44">controla as ações que não correspondem ao http.</text:span></text:p>
      <text:p text:style-name="P4"/>
      <text:p text:style-name="P7"><text:span text:style-name="T3">&lt;</text:span><text:span text:style-name="T4">meta charset=” ”&gt; -</text:span><text:span text:style-name="T2"> Configura quais os tipos de caracteres aceitos/que terão no site. O padrão é “UTF-8”, que permite todos os caracteres do alfabeto. Acentuações, minusculas, maiusculas, numeros, simbolos </text:span><text:span text:style-name="T15">etc.</text:span></text:p>
      <text:p text:style-name="P7">: <text:span text:style-name="T23">&lt;</text:span><text:span text:style-name="T24">meta charset=”</text:span><text:span text:style-name="T25">UTF-8</text:span><text:span text:style-name="T24">”&gt; </text:span></text:p>
      <text:p text:style-name="P4"/>
      <text:p text:style-name="P4"><text:span text:style-name="T3">&lt;</text:span><text:span text:style-name="T5">meta name=”</text:span><text:span text:style-name="T6">description</text:span><text:span text:style-name="T5">“ content=” “&gt; -</text:span><text:span text:style-name="T15"> </text:span><text:span text:style-name="T59">Uma breve descrição do site. </text:span><text:span text:style-name="T39">É a descrição </text:span><text:span text:style-name="T40">que aparece na pagina do google, </text:span><text:span text:style-name="T41">que o usuario vê antes de entrar no site:</text:span></text:p>
      <text:p text:style-name="P1"/>
      <text:p text:style-name="P5"><text:span text:style-name="T3">&lt;</text:span><text:span text:style-name="T5">meta name=”</text:span><text:span text:style-name="T6">author</text:span><text:span text:style-name="T5">“ content=” “&gt; - </text:span><text:span text:style-name="T16">Informa quem é o autor do site, serve para os motores de busca do google e para quem estiver olhando o código fonte. É possível inserir tanto o nome quanto alguma rede social ou algo importante que represente o autor.</text:span></text:p>
      <text:p text:style-name="P15"/>
      <text:p text:style-name="P6"><text:soft-page-break/><text:span text:style-name="T3">&lt;</text:span><text:span text:style-name="T5">meta name=”</text:span><text:span text:style-name="T7">keywords</text:span><text:span text:style-name="T5">“ content=” “&gt; -</text:span><text:span text:style-name="T16"> São as palavras chave do site. Serve para ajudar no S.E.O, ou seja, ajudar com os motores de busca.</text:span></text:p>
      <text:p text:style-name="P16"/>
      <text:p text:style-name="P30"><text:span text:style-name="T3">&lt;</text:span><text:span text:style-name="T5">meta name=”</text:span><text:span text:style-name="T8">viewport</text:span><text:span text:style-name="T5">“ content=”</text:span><text:span text:style-name="T7">width=device-width, initial-scale=1.0</text:span><text:span text:style-name="T5">“&gt; -</text:span><text:span text:style-name="T16"> Define o viewport do site. </text:span><text:span text:style-name="T17">Vai fazer o site iniciar com o tamanho do dispositivo usado para acessa-lo, ou seja, vai adaptar o tamanho do site para cada dispositivo.</text:span></text:p>
      <text:p text:style-name="P30"><text:span text:style-name="T17"/></text:p>
      <text:p text:style-name="P25"><text:span text:style-name="T8">&lt;</text:span><text:span text:style-name="T12">meta name=”copyright” content=””&gt; -</text:span><text:span text:style-name="T22"> Especifica quem detém os direitos de desenvolvimento da pagina, ou seja, especifica o dono da pagina.</text:span></text:p>
      <text:p text:style-name="P25"><text:span text:style-name="T22"/></text:p>
      <text:p text:style-name="P31"><text:span text:style-name="T3">&lt;</text:span><text:span text:style-name="T5">meta name=”</text:span><text:span text:style-name="T14">robot</text:span><text:span text:style-name="T5">“ content=” “&gt; - </text:span><text:span text:style-name="T20">Define como o robo de busca irá receber as informações da pagina:</text:span></text:p>
      <text:p text:style-name="P33"><text:span text:style-name="T63"><text:s text:c="5"/></text:span><text:span text:style-name="T50">&lt;</text:span><text:span text:style-name="T53">meta name=”</text:span><text:span text:style-name="T54">robot</text:span><text:span text:style-name="T53">“ content=”</text:span><text:span text:style-name="T54">all</text:span><text:span text:style-name="T53">“&gt; </text:span><text:span text:style-name="T15"><text:s/>→ </text:span><text:span text:style-name="T61">Não recebe </text:span></text:p>
      <text:p text:style-name="P33"><text:span text:style-name="T61"><text:s text:c="5"/>informações da pagina.</text:span></text:p>
      <text:p text:style-name="P33"><text:span text:style-name="T64"><text:s text:c="4"/></text:span><text:span text:style-name="T53">&lt;meta name=”</text:span><text:span text:style-name="T54">robot</text:span><text:span text:style-name="T53">“ content=”</text:span><text:span text:style-name="T54">index</text:span><text:span text:style-name="T53">“&gt; </text:span><text:span text:style-name="T15"><text:s/>→ </text:span><text:span text:style-name="T61">A pagina é incluida </text:span></text:p>
      <text:p text:style-name="P33"><text:span text:style-name="T61"><text:s text:c="5"/>nas buscas de informações.</text:span></text:p>
      <text:p text:style-name="P33"><text:span text:style-name="T64"><text:s text:c="5"/></text:span><text:span text:style-name="T53">&lt;meta name=”</text:span><text:span text:style-name="T54">robot</text:span><text:span text:style-name="T53">“ content=”</text:span><text:span text:style-name="T54">follow</text:span><text:span text:style-name="T53">“&gt; </text:span><text:span text:style-name="T15"><text:s/>→ </text:span><text:span text:style-name="T61">A pagina é <text:s/></text:span></text:p>
      <text:p text:style-name="P33"><text:span text:style-name="T61"><text:s text:c="5"/>indexada e os links são seguidos.</text:span></text:p>
      <text:p text:style-name="P33"><text:span text:style-name="T64"><text:s text:c="5"/></text:span><text:span text:style-name="T53">&lt;meta name=”</text:span><text:span text:style-name="T54">robot</text:span><text:span text:style-name="T53">“ content=”</text:span><text:span text:style-name="T54">NoFollow</text:span><text:span text:style-name="T53">“&gt; </text:span><text:span text:style-name="T15"><text:s/>→ </text:span><text:span text:style-name="T61">A pagina é </text:span></text:p>
      <text:p text:style-name="P33"><text:span text:style-name="T61"><text:s text:c="5"/>indexada mas os links não são seguidos.</text:span></text:p>
      <text:p text:style-name="P33"><text:span text:style-name="T64"><text:s text:c="5"/></text:span><text:span text:style-name="T53">&lt;meta name=”</text:span><text:span text:style-name="T54">robot</text:span><text:span text:style-name="T53">“ content=”</text:span><text:span text:style-name="T54">none</text:span><text:span text:style-name="T53">“&gt; </text:span><text:span text:style-name="T15"><text:s/>→ </text:span><text:span text:style-name="T61">A pagina é </text:span></text:p>
      <text:p text:style-name="P33"><text:span text:style-name="T61"><text:s text:c="5"/>completamente ignorada.</text:span></text:p>
      <text:p text:style-name="P33"><text:span text:style-name="T64"><text:s text:c="5"/></text:span><text:span text:style-name="T53">&lt;meta name=”</text:span><text:span text:style-name="T54">robot</text:span><text:span text:style-name="T53">“ content=”</text:span><text:span text:style-name="T54">NoArchive</text:span><text:span text:style-name="T53">“&gt; </text:span><text:span text:style-name="T15"><text:s/>→ </text:span><text:span text:style-name="T61">A pagina não é </text:span></text:p>
      <text:p text:style-name="P33"><text:span text:style-name="T61"><text:s text:c="5"/>arquivada nas informações dos motores de busca e </text:span></text:p>
      <text:p text:style-name="P33"><text:span text:style-name="T61"><text:s text:c="5"/>consequentemente não é listada.</text:span></text:p>
      <text:p text:style-name="P25"/>
      <text:p text:style-name="P31"><text:soft-page-break/><text:span text:style-name="T3">&lt;</text:span><text:span text:style-name="T5">meta name=”</text:span><text:span text:style-name="T14">generator</text:span><text:span text:style-name="T5">“ content=” “&gt; - </text:span><text:span text:style-name="T20">Especifica qual software foi usado para criar a pagina:</text:span></text:p>
      <text:p text:style-name="P33"><text:span text:style-name="T63"><text:s text:c="5"/></text:span><text:span text:style-name="T50">&lt;</text:span><text:span text:style-name="T53">meta name=”</text:span><text:span text:style-name="T54">generator</text:span><text:span text:style-name="T53">“ content=”</text:span><text:span text:style-name="T54">vscode</text:span><text:span text:style-name="T53">“&gt; </text:span><text:span text:style-name="T15"><text:s/>→ </text:span><text:span text:style-name="T61">Define que a </text:span></text:p>
      <text:p text:style-name="P33"><text:span text:style-name="T61"><text:s text:c="5"/>pagina foi criada usando o vscode.</text:span></text:p>
      <text:p text:style-name="P32"/>
      <text:p text:style-name="P31"><text:span text:style-name="T3">&lt;</text:span><text:span text:style-name="T5">meta name=”</text:span><text:span text:style-name="T14">rating</text:span><text:span text:style-name="T5">“ content=” “&gt; - </text:span><text:span text:style-name="T20">Define a idade que o publico deve ter para acessar o site:</text:span></text:p>
      <text:p text:style-name="P34"><text:span text:style-name="T63"><text:s text:c="5"/></text:span><text:span text:style-name="T50">&lt;</text:span><text:span text:style-name="T53">meta name=”</text:span><text:span text:style-name="T54">rating</text:span><text:span text:style-name="T53">“ content=”</text:span><text:span text:style-name="T54">general</text:span><text:span text:style-name="T53">“&gt; </text:span><text:span text:style-name="T15"><text:s/>→ </text:span><text:span text:style-name="T61">O site é acessivel </text:span></text:p>
      <text:p text:style-name="P34"><text:span text:style-name="T61"><text:s text:c="5"/>para qualquer publico.</text:span></text:p>
      <text:p text:style-name="P34"><text:span text:style-name="T63"><text:s text:c="5"/></text:span><text:span text:style-name="T50">&lt;</text:span><text:span text:style-name="T53">meta name=”</text:span><text:span text:style-name="T54">rating</text:span><text:span text:style-name="T53">“ content=”</text:span><text:span text:style-name="T54">16year</text:span><text:span text:style-name="T53">“&gt; </text:span><text:span text:style-name="T15"><text:s/>→ </text:span><text:span text:style-name="T61">O site é acessivel </text:span></text:p>
      <text:p text:style-name="P34"><text:span text:style-name="T61"><text:s text:c="5"/>apenas para o publico acima de 16 anos.</text:span></text:p>
      <text:p text:style-name="P26"><text:span text:style-name="T36"><text:s text:c="5"/></text:span><text:span text:style-name="T28">&lt;</text:span><text:span text:style-name="T25">meta name=”</text:span><text:span text:style-name="T27">rating</text:span><text:span text:style-name="T25">“ content=”</text:span><text:span text:style-name="T27">mature</text:span><text:span text:style-name="T25">“&gt; </text:span><text:span text:style-name="T21"><text:s/>→ </text:span><text:span text:style-name="T20">O site é acessivel </text:span></text:p>
      <text:p text:style-name="P26"><text:span text:style-name="T20"><text:s text:c="5"/>apenas para o publico acima de 18 anos.</text:span></text:p>
      <text:p text:style-name="P17"/>
      <text:p text:style-name="P9"><text:span text:style-name="T8">&lt;meta http-equiv=”</text:span><text:span text:style-name="T10">refresh</text:span><text:span text:style-name="T8">” content=“ ”&gt; -</text:span><text:span text:style-name="T17"> Faz o </text:span><text:span text:style-name="T18">recarregamento d</text:span><text:span text:style-name="T20">a pagina</text:span><text:span text:style-name="T17"> a cada valor do content. </text:span><text:span text:style-name="T20">É possível tambem adicionar uma url para ele ir depois do recarregamento</text:span><text:span text:style-name="T17">:</text:span></text:p>
      <text:p text:style-name="P10"><text:span text:style-name="T33"><text:s text:c="5"/></text:span><text:span text:style-name="T26">&lt;meta http-equiv=”refresh” content=“5”&gt; </text:span><text:span text:style-name="T17"><text:s/>→ Faz o site <text:s/></text:span></text:p>
      <text:p text:style-name="P20"><text:s text:c="5"/>recarregar a cada 5 segundos.</text:p>
      <text:p text:style-name="P11"><text:span text:style-name="T33"><text:s text:c="5"/></text:span><text:span text:style-name="T26">&lt;meta http-equiv=”refresh” </text:span></text:p>
      <text:p text:style-name="P11"><text:span text:style-name="T33"><text:s text:c="5"/></text:span><text:span text:style-name="T26">content=“5;</text:span><text:span text:style-name="T27">url=https://www.youtube.com/</text:span><text:span text:style-name="T26">”&gt; </text:span><text:span text:style-name="T33"><text:s/>→ </text:span><text:span text:style-name="T35">Depois de 5 </text:span></text:p>
      <text:p text:style-name="P22"><text:s text:c="5"/>segundos a pagina é carregada para a url.</text:p>
      <text:p text:style-name="P17"/>
      <text:p text:style-name="P18"><text:span text:style-name="T3">&lt;</text:span><text:span text:style-name="T9">meta http-equiv=”cache-control” content=” ”</text:span><text:span text:style-name="T3">&gt; -</text:span> <text:span text:style-name="T45">Controla o cache, </text:span><text:span text:style-name="T58">ou seja, as informações armazenadas no cache</text:span><text:span text:style-name="T45">. Funciona apenas para versões http 1.1:</text:span></text:p>
      <text:p text:style-name="P35"><text:s text:c="5"/><text:span text:style-name="T48">&lt;</text:span><text:span text:style-name="T49">meta http-equiv=”cache-control” content=”public”</text:span><text:span text:style-name="T48">&gt; </text:span><text:s/>→ <text:span text:style-name="T57">O site</text:span><text:span text:style-name="T46"> </text:span></text:p>
      <text:p text:style-name="P35"><text:span text:style-name="T46"><text:s text:c="5"/>fica armazenad</text:span><text:span text:style-name="T57">o</text:span><text:span text:style-name="T46"> no cache </text:span><text:span text:style-name="T57">acessivel </text:span><text:span text:style-name="T46">p</text:span><text:span text:style-name="T47">a</text:span><text:span text:style-name="T46">ra todos os usuarios.</text:span></text:p>
      <text:p text:style-name="P35"><text:s/></text:p>
      <text:p text:style-name="P35"><text:soft-page-break/><text:s text:c="4"/><text:span text:style-name="T50">&lt;</text:span><text:span text:style-name="T51">meta http-equiv=”cache-control” content=”private”</text:span><text:span text:style-name="T50">&gt; </text:span><text:s/>→ <text:span text:style-name="T46">O site </text:span></text:p>
      <text:p text:style-name="P35"><text:span text:style-name="T46"><text:s text:c="5"/>fica armazenado no cache </text:span><text:span text:style-name="T57">acessivel </text:span><text:span text:style-name="T46">apenas para o usuario que </text:span></text:p>
      <text:p text:style-name="P35"><text:span text:style-name="T46"><text:s text:c="5"/>esta acessando ele.</text:span></text:p>
      <text:p text:style-name="P35"><text:s text:c="5"/><text:span text:style-name="T50">&lt;</text:span><text:span text:style-name="T51">meta http-equiv=”cache-control” content=”no-cache”</text:span><text:span text:style-name="T50">&gt; </text:span><text:s/>→ <text:span text:style-name="T46">Não </text:span></text:p>
      <text:p text:style-name="P35"><text:span text:style-name="T46"><text:s text:c="5"/>armazena o site no cache.</text:span></text:p>
      <text:p text:style-name="P35"><text:s text:c="5"/><text:span text:style-name="T50">&lt;</text:span><text:span text:style-name="T51">meta http-equiv=”cache-control” content=”no-store”</text:span><text:span text:style-name="T50">&gt; </text:span><text:s/>→ </text:p>
      <text:p text:style-name="P35"><text:span text:style-name="T47"><text:s text:c="5"/>Armazena o site temporariamente, ou seja, </text:span><text:span text:style-name="T46">Não fica armazenado </text:span></text:p>
      <text:p text:style-name="P35"><text:span text:style-name="T46"><text:s text:c="5"/>no cache.</text:span></text:p>
      <text:p text:style-name="P17"/>
      <text:p text:style-name="P21"><text:span text:style-name="T3">&lt;</text:span><text:span text:style-name="T11">meta http-equiv=”content-language” content=” ”</text:span><text:span text:style-name="T3">&gt; -</text:span> <text:span text:style-name="T58">Especifica </text:span><text:span text:style-name="T59">os tipos</text:span><text:span text:style-name="T58"> de idiomas </text:span><text:span text:style-name="T59">que</text:span><text:span text:style-name="T58"> tem dentro da pagina, </text:span><text:span text:style-name="T59">sendo possível especificar todos que estão nela, separando-os por virgula:</text:span></text:p>
      <text:p text:style-name="P38"><text:span text:style-name="T63"><text:s text:c="5"/></text:span>&lt;<text:span text:style-name="T59">meta http-equiv=”content-language” content=”pt-br, en-</text:span></text:p>
      <text:p text:style-name="P38"><text:span text:style-name="T65"><text:s text:c="5"/></text:span><text:span text:style-name="T59">US,fr”&gt; </text:span></text:p>
      <text:p text:style-name="P17"/>
      <text:p text:style-name="P19"><text:span text:style-name="T3">&lt;</text:span><text:span text:style-name="T12">meta http-equiv=”content-type” content=” ”&gt; -</text:span><text:span text:style-name="T59"> Especifica o tipo de conteudo que tem dentro da pagina: </text:span></text:p>
      <text:p text:style-name="P27"><text:span text:style-name="T34"><text:s text:c="5"/></text:span><text:span text:style-name="T26">&lt;</text:span><text:span text:style-name="T29">meta http-equiv=”content-type” <text:s text:c="2"/></text:span></text:p>
      <text:p text:style-name="P27"><text:span text:style-name="T38"><text:s text:c="5"/></text:span><text:span text:style-name="T29">content=”text/html;charset=UTF-8”&gt; </text:span></text:p>
      <text:p text:style-name="P1"/>
      <text:p text:style-name="P20"><text:span text:style-name="T3">&lt;</text:span><text:span text:style-name="T12">meta http-equiv=”</text:span><text:span text:style-name="T13">expires</text:span><text:span text:style-name="T12">” content=” ”&gt; - </text:span><text:span text:style-name="T60">Determina quando a pagina irá expirar, ou seja, quando vai sair do cache. Quando terá a necessidade de pesquisar por ela novamente:</text:span></text:p>
      <text:p text:style-name="P36"><text:span text:style-name="T63"><text:s text:c="5"/></text:span><text:span text:style-name="T50">&lt;</text:span><text:span text:style-name="T55">meta http-equiv=”</text:span><text:span text:style-name="T52">expires</text:span><text:span text:style-name="T55">” content=”</text:span><text:span text:style-name="T52">0</text:span><text:span text:style-name="T55">”&gt; </text:span><text:span text:style-name="T59"><text:s/>→</text:span><text:span text:style-name="T12"> </text:span><text:span text:style-name="T60">expira no ato, </text:span></text:p>
      <text:p text:style-name="P36"><text:span text:style-name="T60"><text:s text:c="5"/>não fica armazenada no cache, sempre é necessario pesquisar </text:span></text:p>
      <text:p text:style-name="P36"><text:span text:style-name="T60"><text:s text:c="5"/>por ela.</text:span></text:p>
      <text:p text:style-name="P35"><text:span text:style-name="T52"/></text:p>
      <text:p text:style-name="P35"><text:span text:style-name="T52"/></text:p>
      <text:p text:style-name="P35"><text:span text:style-name="T52"/></text:p>
      <text:p text:style-name="P35"><text:soft-page-break/><text:span text:style-name="T67"><text:s text:c="5"/></text:span><text:span text:style-name="T52">&lt;</text:span><text:span text:style-name="T55">meta http-equiv=”</text:span><text:span text:style-name="T52">expires</text:span><text:span text:style-name="T55">” content=”</text:span><text:span text:style-name="T52">sun, 07 jul 2023 32:59 <text:s text:c="4"/></text:span></text:p>
      <text:p text:style-name="P36"><text:span text:style-name="T67"><text:s text:c="5"/></text:span><text:span text:style-name="T52">GMT</text:span><text:span text:style-name="T55">”&gt; </text:span><text:span text:style-name="T59"><text:s/>→</text:span><text:span text:style-name="T12"> </text:span><text:span text:style-name="T60">Especifica que a pagina irá expirar em sete de julho <text:s/></text:span></text:p>
      <text:p text:style-name="P36"><text:span text:style-name="T60"><text:s text:c="5"/>de 2023 em um sábado às onze e cinquenta e nove no </text:span></text:p>
      <text:p text:style-name="P36"><text:span text:style-name="T60"><text:s text:c="5"/>meridiano de grenwitch.</text:span></text:p>
      <text:p text:style-name="P2"/>
      <text:p text:style-name="P3"><text:span text:style-name="T8">&lt;</text:span><text:span text:style-name="T12">meta http-equiv=”</text:span><text:span text:style-name="T13">pragma</text:span><text:span text:style-name="T12">” content=”</text:span><text:span text:style-name="T13"> </text:span><text:span text:style-name="T12">”&gt; - </text:span><text:span text:style-name="T19">É o substituto do “cache control”, possui a mesma funcionalidade.</text:span></text:p>
      <text:p text:style-name="P20"><text:span text:style-name="T63"><text:s text:c="5"/></text:span><text:span text:style-name="T50">&lt;</text:span><text:span text:style-name="T51">meta http-equiv=”</text:span><text:span text:style-name="T56">pragma</text:span><text:span text:style-name="T51">” content=”</text:span><text:span text:style-name="T52">public</text:span><text:span text:style-name="T51">”</text:span><text:span text:style-name="T50">&gt; </text:span></text:p>
      <text:p text:style-name="P37"><text:span text:style-name="T63"><text:s text:c="5"/></text:span><text:span text:style-name="T50">&lt;</text:span><text:span text:style-name="T51">meta http-equiv=”</text:span><text:span text:style-name="T56">pragma</text:span><text:span text:style-name="T51">” content=”private”</text:span><text:span text:style-name="T50">&gt; </text:span></text:p>
      <text:p text:style-name="P28"><text:span text:style-name="T34"><text:s text:c="5"/></text:span><text:span text:style-name="T26">&lt;</text:span><text:span text:style-name="T30">meta http-equiv=”</text:span><text:span text:style-name="T32">pragma</text:span><text:span text:style-name="T30">” content=”</text:span><text:span text:style-name="T31">no-cache</text:span><text:span text:style-name="T30">”</text:span><text:span text:style-name="T26">&gt; </text:span></text:p>
      <text:p text:style-name="P1"/>
      <text:h text:style-name="P24" text:outline-level="2">Links</text:h>
      <text:p text:style-name="P13">- <text:a xlink:type="simple" xlink:href="https://www.youtube.com/watch?v=-Q-pOaw9whE&amp;ab_channel=Refatorando" text:style-name="Internet_20_link" text:visited-style-name="Visited_20_Internet_20_Link">https://www.youtube.com/watch?v=-Q-pOaw9whE&amp;ab_channel=Refatorando</text:a></text:p>
      <text:p text:style-name="P13"/>
      <text:p text:style-name="P13">- <text:a xlink:type="simple" xlink:href="https://www.youtube.com/watch?v=G6f9EiwN01o&amp;t=896s&amp;ab_channel=HMProgramming" text:style-name="Internet_20_link" text:visited-style-name="Visited_20_Internet_20_Link">https://www.youtube.com/watch?v=G6f9EiwN01o&amp;t=896s&amp;ab_channel=HMProgramming</text:a></text:p>
      <text:p text:style-name="P13"/>
      <text:p text:style-name="P13">- <text:a xlink:type="simple" xlink:href="https://www.youtube.com/watch?v=mtY-C9YpgSo&amp;ab_channel=CFBCursos" text:style-name="Internet_20_link" text:visited-style-name="Visited_20_Internet_20_Link">https://www.youtube.com/watch?v=mtY-C9YpgSo&amp;ab_channel=CFBCursos</text:a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1T13:14:49.384988709</meta:creation-date>
    <dc:date>2023-11-03T14:03:54.500000000</dc:date>
    <meta:editing-duration>PT20H13M18S</meta:editing-duration>
    <meta:editing-cycles>28</meta:editing-cycles>
    <meta:generator>EasyOffice/7.6.2.1.0$Windows_X86_64 LibreOffice_project/0bc4d647150f05f02b71ccb5539a4012b57f1faf</meta:generator>
    <meta:document-statistic meta:table-count="0" meta:image-count="0" meta:object-count="0" meta:page-count="5" meta:paragraph-count="74" meta:word-count="753" meta:character-count="5566" meta:non-whitespace-character-count="4577"/>
  </office:meta>
</office:document-meta>
</file>